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∮</mo>
        <mi/>
      </mrow>
      <mi>p</mi>
      <mi/>
      <mtext>d</mtext>
      <mo stretchy="false">ρ</mo>
      <mrow>
        <mi/>
        <mo stretchy="false">=</mo>
        <mi/>
      </mrow>
      <mn>2</mn>
      <mo stretchy="false">π</mo>
      <mo stretchy="false">ℏ</mo>
      <mi/>
      <mfenced open="(" close=")">
        <mrow>
          <mi>n</mi>
          <mrow>
            <mi/>
            <mo stretchy="false">+</mo>
            <mi/>
          </mrow>
          <mfrac>
            <mn>1</mn>
            <mn>2</mn>
          </mfrac>
        </mrow>
      </mfenced>
      <mi/>
      <mtext> ; </mtext>
      <mi/>
      <mi>n</mi>
      <mrow>
        <mi/>
        <mo stretchy="false">∈</mo>
        <mi/>
      </mrow>
      <mo stretchy="false">ℕ</mo>
    </mrow>
    <annotation encoding="StarMath 5.0">lint ` p ` "d" %irho ~=~ 2 %pi hbar ` 
left ( 
 n ~+~ 1 over 2 
right ) 
~" ; "~~ n ~in~ set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14:59.933000000</meta:creation-date>
    <meta:generator>LibreOffice/4.1.4.2$Windows_x86 LibreOffice_project/0a0440ccc0227ad9829de5f46be37cfb6edcf72</meta:generator>
  </office:meta>
</office:document-meta>
</file>